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y</text:p>
      <text:p text:style-name="P1"/>
      <text:p text:style-name="P1">ジャンル：アドベンチャー</text:p>
      <text:p text:style-name="P1"/>
      <text:p text:style-name="P1">コンセプト：少ない選択肢をから情報を得て選択肢を増やしていくゲーム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15T00:50:54.575000000</dc:date>
    <meta:editing-duration>PT1M13S</meta:editing-duration>
    <meta:editing-cycles>1</meta:editing-cycles>
    <meta:document-statistic meta:table-count="0" meta:image-count="0" meta:object-count="0" meta:page-count="1" meta:paragraph-count="3" meta:word-count="46" meta:character-count="51" meta:non-whitespace-character-count="51"/>
  </office:meta>
</office:document-meta>
</file>